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b47f5" officeooo:paragraph-rsid="001b47f5"/>
    </style:style>
    <style:style style:name="P2" style:family="paragraph" style:parent-style-name="Standard">
      <style:text-properties fo:language="en" fo:country="US" officeooo:rsid="001bbd68" officeooo:paragraph-rsid="001bbd68"/>
    </style:style>
    <style:style style:name="P3" style:family="paragraph" style:parent-style-name="Standard">
      <style:text-properties fo:language="en" fo:country="US" officeooo:rsid="001bbd68" officeooo:paragraph-rsid="001db559"/>
    </style:style>
    <style:style style:name="P4" style:family="paragraph" style:parent-style-name="Standard">
      <style:text-properties fo:language="en" fo:country="US" officeooo:rsid="001dd4cb" officeooo:paragraph-rsid="001dd4cb"/>
    </style:style>
    <style:style style:name="P5" style:family="paragraph" style:parent-style-name="Standard">
      <style:text-properties fo:language="en" fo:country="US" officeooo:rsid="001f172d" officeooo:paragraph-rsid="001f172d"/>
    </style:style>
    <style:style style:name="P6" style:family="paragraph" style:parent-style-name="Standard">
      <style:text-properties fo:language="en" fo:country="US" officeooo:rsid="0020f865" officeooo:paragraph-rsid="0020f865"/>
    </style:style>
    <style:style style:name="P7"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1f172d"/>
    </style:style>
    <style:style style:name="P8" style:family="paragraph" style:parent-style-name="Standard">
      <style:text-properties fo:font-variant="normal" fo:text-transform="none" style:font-name="Source Sans Pro" fo:font-size="11.25pt" fo:letter-spacing="normal" fo:language="en" fo:country="US" fo:font-style="normal" fo:font-weight="normal" officeooo:rsid="0020f865" officeooo:paragraph-rsid="0020f865"/>
    </style:style>
    <style:style style:name="P9" style:family="paragraph" style:parent-style-name="Text_20_body">
      <style:text-properties officeooo:paragraph-rsid="0021679c"/>
    </style:style>
    <style:style style:name="P10"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1f172d"/>
    </style:style>
    <style:style style:name="P11" style:family="paragraph" style:parent-style-name="Standard">
      <style:text-properties fo:font-variant="normal" fo:text-transform="none" style:font-name="Source Sans Pro" fo:font-size="11.25pt" fo:letter-spacing="normal" fo:language="en" fo:country="US" fo:font-style="normal" fo:font-weight="normal" officeooo:rsid="001f172d" officeooo:paragraph-rsid="0020f865"/>
    </style:style>
    <style:style style:name="P12" style:family="paragraph" style:parent-style-name="Standard">
      <style:text-properties fo:font-variant="normal" fo:text-transform="none" style:font-name="Source Sans Pro" fo:font-size="11.25pt" fo:letter-spacing="normal" fo:language="en" fo:country="US" fo:font-style="normal" fo:font-weight="normal" officeooo:rsid="0021975c" officeooo:paragraph-rsid="0021975c"/>
    </style:style>
    <style:style style:name="P13" style:family="paragraph" style:parent-style-name="Standard">
      <style:text-properties fo:font-variant="normal" fo:text-transform="none" style:font-name="Source Sans Pro" fo:font-size="11.25pt" fo:letter-spacing="normal" fo:language="en" fo:country="US" fo:font-style="normal" fo:font-weight="normal" officeooo:rsid="0020f865" officeooo:paragraph-rsid="0020f865"/>
    </style:style>
    <style:style style:name="T1" style:family="text">
      <style:text-properties officeooo:rsid="001bbd68"/>
    </style:style>
    <style:style style:name="T2" style:family="text">
      <style:text-properties officeooo:rsid="001db559"/>
    </style:style>
    <style:style style:name="T3" style:family="text">
      <style:text-properties officeooo:rsid="001dd4cb"/>
    </style:style>
    <style:style style:name="T4" style:family="text">
      <style:text-properties fo:font-variant="normal" fo:text-transform="none" style:font-name="Source Sans Pro" fo:font-size="11.25pt" fo:letter-spacing="normal" fo:font-style="normal" fo:font-weight="normal"/>
    </style:style>
    <style:style style:name="T5" style:family="text">
      <style:text-properties fo:font-variant="normal" fo:text-transform="none" style:font-name="Source Sans Pro" fo:font-size="11.25pt" fo:letter-spacing="normal" fo:font-style="normal" fo:font-weight="normal" officeooo:rsid="0021679c"/>
    </style:style>
    <style:style style:name="T6" style:family="text">
      <style:text-properties fo:font-variant="normal" fo:text-transform="none" style:font-name="Source Sans Pro" fo:font-size="11.25pt" fo:letter-spacing="normal" fo:font-style="normal" fo:font-weight="normal" officeooo:rsid="00241a7d"/>
    </style:style>
    <style:style style:name="T7" style:family="text">
      <style:text-properties fo:font-variant="normal" fo:text-transform="none" style:font-name="Source Sans Pro" fo:font-size="11.25pt" fo:letter-spacing="normal" fo:font-style="normal" fo:font-weight="normal" officeooo:rsid="0024fe67"/>
    </style:style>
    <style:style style:name="T8" style:family="text">
      <style:text-properties fo:font-variant="normal" fo:text-transform="none" style:font-name="Source Sans Pro" fo:font-size="11.25pt" fo:letter-spacing="normal" fo:language="en" fo:country="US" fo:font-style="normal" fo:font-weight="normal" officeooo:rsid="0021679c" loext:padding="0cm" loext:border="none"/>
    </style:style>
    <style:style style:name="T9" style:family="text">
      <style:text-properties fo:font-variant="normal" fo:text-transform="none" style:font-name="Source Sans Pro" fo:font-size="11.25pt" fo:letter-spacing="normal" fo:language="en" fo:country="US" fo:font-style="normal" fo:font-weight="normal" officeooo:rsid="0020f865" loext:padding="0cm" loext:border="none"/>
    </style:style>
    <style:style style:name="T10" style:family="text">
      <style:text-properties officeooo:rsid="0020f865"/>
    </style:style>
    <style:style style:name="T11" style:family="text">
      <style:text-properties officeooo:rsid="0021679c"/>
    </style:style>
    <style:style style:name="T12" style:family="text">
      <style:text-properties officeooo:rsid="00241a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nt end &amp; JavaScript Developer</text:p>
      <text:p text:style-name="P1">I am member of a cross functional team of 15 people (5 of which are devs). Using the agile methodology, iteration after iteration, we find the best way to transform the creativity of designers into actually working web sites. </text:p>
      <text:p text:style-name="P1">While we are committed to support as many browsers as possible, we try hard to use the latest technologies. We currently use CSS3 + postCss <text:span text:style-name="T3">+ </text:span>autoprefixer and ES6 <text:span text:style-name="T3">+ </text:span>Webpack <text:span text:style-name="T3">+ </text:span>Babel to support ol<text:span text:style-name="T1">d</text:span>er browser<text:span text:style-name="T2">s</text:span> as well as newer ones.</text:p>
      <text:p text:style-name="P2">Since we care about performance we use responsive images and lazy load them, use HTTP2 and its best practice<text:span text:style-name="T3">s</text:span> and exp<text:span text:style-name="T3">l</text:span>oit caching as much as possible.</text:p>
      <text:p text:style-name="P3">We are part of a big corporate that run<text:span text:style-name="T12">s</text:span> 40+ e-stores, so, <text:span text:style-name="T2">obviously,</text:span> we <text:span text:style-name="T3">rely on a </text:span>front end platform (<text:span text:style-name="T3">custom developed</text:span> in .NET MVC) that is a middlew<text:span text:style-name="T2">a</text:span>re between the API and <text:span text:style-name="T3">the actual </text:span>front end. We can also leverage a corporate JavaScript fram<text:span text:style-name="T2">e</text:span>work, based on the pub/sub pattern, that takes care of some common tasks, such as cart management or form validation. <text:span text:style-name="T3">This platform allows a fairly wide degree of customization that we exploit to meet the ever challenging clients’ requests.</text:span></text:p>
      <text:p text:style-name="P1">Since we are in charge of <text:span text:style-name="T2">maintenance</text:span> for the web sites we build, we <text:span text:style-name="T2">take a great care in the scalability and maintainability of every single line of code we write.</text:span></text:p>
      <text:p text:style-name="P4">Besides web sites I am also an active contributor to several internal tools, such as the internal functional test automation platform, build upon Nightwatch.js and Cucumber and the sites configuration console, <text:span text:style-name="T10">written in Electron + React + Redux</text:span>.</text:p>
      <text:p text:style-name="P4"/>
      <text:p text:style-name="P5">Web <text:span text:style-name="T11">M</text:span>arketing <text:span text:style-name="T11">C</text:span>onsultant</text:p>
      <text:p text:style-name="P11"><text:span text:style-name="T10">For a sector leader </text:span>I designed and implemented the corporate web marketing strategy. I created, developed and edited for 3 years the corporate blog <text:span text:style-name="T10">www.virosecurityclub.com</text:span>, with weekly updates in 4 languages, as a powerful tool of content marketing. </text:p>
      <text:p text:style-name="P11"><text:span text:style-name="T10">As the </text:span>social media manager <text:span text:style-name="T10">I run the Facebook, Twitter and Google+ corporate accounts. As </text:span>the on-line community manager <text:span text:style-name="T11">I dealt with communities, such as forums and newsgroups, related to mechanical security topics</text:span>.</text:p>
      <text:p text:style-name="P7"/>
      <text:p text:style-name="P5">Web <text:span text:style-name="T11">D</text:span>eveloper <text:span text:style-name="T11">Freelance</text:span></text:p>
      <text:p text:style-name="P5"><text:span text:style-name="T7">As a front end developer </text:span><text:span text:style-name="T4">I created web sites with a special attention for usability, SEO and </text:span><text:span text:style-name="T5">performance</text:span><text:span text:style-name="T4">.</text:span><text:line-break/><text:span text:style-name="T4">I </text:span><text:span text:style-name="T6">relayed over </text:span><text:span text:style-name="T4">the open source CMS Joomla! and Wordpress </text:span><text:span text:style-name="T6">as a backend, on top of which I developed customized themes and templates</text:span><text:span text:style-name="T4">.</text:span></text:p>
      <text:p text:style-name="P7"/>
      <text:p text:style-name="P6"><text:span text:style-name="T4">Communication </text:span><text:span text:style-name="T5">M</text:span><text:span text:style-name="T4">anager &amp; Web </text:span><text:span text:style-name="T5">M</text:span><text:span text:style-name="T4">aster</text:span></text:p>
      <text:p text:style-name="P12">As a communication manager I co-designed and co-managed the national raising awareness campaigns on road safety Vacanze coi fiocchi and Siamo tutti pedoni. </text:p>
      <text:p text:style-name="P12">As a graphic designer I authored posters, leaflets and booklets for several center’s projects, like the EU funded project on water saving Wataclick, while as a web master I published and edited several web sites, mainly based on Joomla! and Wordpress CMS, related to different center’s projects. </text:p>
      <text:p text:style-name="P7"/>
      <text:p text:style-name="P8">Co-founder and CEO</text:p>
      <text:p text:style-name="P8">I was co-founder and CEO of Caffè Network, an agency specialized in the set-up, fine tuning and monitoring of distribution networks for free press projects. We worked for some of the biggest players in the industry, like the newspaper City and the magazine Urban, both edited by RCS Media Group. We also edited a mont<text:span text:style-name="T11">h</text:span>ly free press magazine, “l’ammazzacaffè”, printed on table mats and distributed in pubs and restaurants. </text:p>
      <text:p text:style-name="P8"/>
      <text:p text:style-name="P8">Account/Project Leader</text:p>
      <text:p text:style-name="P9"><text:soft-page-break/><text:span text:style-name="T8">I was an account and project leader of a medium-sized web agency that worked with clients like Berloni, Kerakoll and Vodafone. </text:span><text:bookmark text:name="153840420"/><text:span text:style-name="T9">My role dealt with customer relationships, business development and project manag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3:56:23.345076062</meta:creation-date>
    <dc:date>2017-11-01T23:13:01.144905522</dc:date>
    <meta:editing-duration>PT45M49S</meta:editing-duration>
    <meta:editing-cycles>7</meta:editing-cycles>
    <meta:generator>LibreOffice/5.1.6.2$Linux_X86_64 LibreOffice_project/10m0$Build-2</meta:generator>
    <meta:document-statistic meta:table-count="0" meta:image-count="0" meta:object-count="0" meta:page-count="2" meta:paragraph-count="19" meta:word-count="563" meta:character-count="3446" meta:non-whitespace-character-count="2897"/>
  </office:meta>
</office:document-meta>
</file>